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gr2" style:family="graphic" style:parent-style-name="standard" style:list-style-name="L1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="" draw:marker-start-width="0.379cm" draw:marker-end="Arrowheads_20_7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="" draw:marker-start-width="0.379cm" draw:marker-end="" draw:marker-end-width="0.379cm" draw:textarea-vertical-align="top" fo:padding-top="0.351cm" fo:padding-bottom="-0.049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6" style:family="graphic" style:parent-style-name="standard" style:list-style-name="L1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P1" style:family="paragraph">
      <style:paragraph-properties fo:text-align="center" style:writing-mode="lr-tb"/>
      <style:text-properties fo:color="#ff0000" loext:opacity="100%"/>
    </style:style>
    <style:style style:name="P2" style:family="paragraph">
      <loext:graphic-properties draw:fill-color="#000000"/>
      <style:paragraph-properties fo:text-align="center" style:writing-mode="lr-tb"/>
      <style:text-properties fo:color="#ff0000" loext:opacity="100%"/>
    </style:style>
    <style:style style:name="P3" style:family="paragraph">
      <style:paragraph-properties fo:text-align="center" style:writing-mode="lr-tb"/>
      <style:text-properties fo:color="#0000ff" loext:opacity="100%"/>
    </style:style>
    <style:style style:name="P4" style:family="paragraph">
      <loext:graphic-properties draw:fill-color="#000000"/>
      <style:paragraph-properties fo:text-align="center" style:writing-mode="lr-tb"/>
      <style:text-properties fo:color="#0000ff" loext:opacity="100%"/>
    </style:style>
    <style:style style:name="P5" style:family="paragraph"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6" style:family="paragraph">
      <loext:graphic-properties draw:fill-color="#000000"/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24pt" style:font-size-asian="24pt" style:font-size-complex="24pt"/>
    </style:style>
    <style:style style:name="P8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4pt" style:font-size-asian="24pt" style:font-size-complex="24pt"/>
    </style:style>
    <style:style style:name="T1" style:family="text">
      <style:text-properties fo:color="#ff0000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ffffff" loext:opacity="100%" fo:font-size="24pt" style:font-size-asian="24pt" style:font-size-complex="24pt"/>
    </style:style>
    <style:style style:name="T4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loext:opacity="100%"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5cm" svg:x="2cm" svg:y="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3.25cm" svg:y="4.3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4.45cm" svg:y="4.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5.65cm" svg:y="4.9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6.85cm" svg:y="5.2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8.05cm" svg:y="5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9.25cm" svg:y="5.8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10.45cm" svg:y="6.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11.65cm" svg:y="6.4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12.85cm" svg:y="6.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cm" svg:height="1.5cm" svg:x="15.25cm" svg:y="5cm">
          <text:p text:style-name="P5"><text:span text:style-name="T3">↑</text:span><text:span text:style-name="T3">5↓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cm" svg:height="1.5cm" svg:x="15.25cm" svg:y="7.9cm">
          <text:p text:style-name="P7"><text:span text:style-name="T4">↑</text:span><text:span text:style-name="T5">|</text:span><text:span text:style-name="T6">↑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cm" svg:y1="6.6cm" svg:x2="14.85cm" svg:y2="9.797cm">
          <text:p/>
        </draw:line>
        <draw:line draw:style-name="gr4" draw:text-style-name="P10" draw:layer="layout" svg:x1="3.25cm" svg:y1="6.134cm" svg:x2="4.45cm" svg:y2="6.432cm">
          <text:p text:style-name="P9"><text:span text:style-name="T7">350 ms</text:span></text:p>
        </draw:line>
        <draw:frame draw:style-name="gr5" draw:text-style-name="P11" draw:layer="layout" svg:width="3.25cm" svg:height="0.725cm" svg:x="15.825cm" svg:y="4.25cm">
          <draw:text-box>
            <text:p text:style-name="P9"><text:span text:style-name="T7">Single stream</text:span></text:p>
          </draw:text-box>
        </draw:frame>
        <draw:frame draw:style-name="gr5" draw:text-style-name="P11" draw:layer="layout" svg:width="3cm" svg:height="0.725cm" svg:x="15.85cm" svg:y="7.125cm">
          <draw:text-box>
            <text:p text:style-name="P9"><text:span text:style-name="T7">Dual stream</text:span></text:p>
          </draw:text-box>
        </draw:frame>
        <draw:custom-shape draw:style-name="gr1" draw:text-style-name="P6" draw:layer="layout" svg:width="2cm" svg:height="1.5cm" svg:x="17.65cm" svg:y="5cm">
          <text:p text:style-name="P12"><text:span text:style-name="T5">↓</text:span><text:span text:style-name="T5">5</text:span><text:span text:style-name="T3">↑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cm" svg:height="1.5cm" svg:x="17.65cm" svg:y="7.9cm">
          <text:p text:style-name="P12"><text:span text:style-name="T8">↑</text:span><text:span text:style-name="T5">|</text:span><text:span text:style-name="T4">↑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Circle" draw:marker-start-width="0.2cm" draw:marker-start-center="false" draw:marker-end="Circl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start-width="0.1cm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26T10:14:34.469662139</meta:creation-date>
    <meta:generator>LibreOffice/7.3.0.3$Linux_X86_64 LibreOffice_project/30$Build-3</meta:generator>
    <dc:date>2022-02-09T10:42:59.969978167</dc:date>
    <meta:editing-duration>PT36M59S</meta:editing-duration>
    <meta:editing-cycles>12</meta:editing-cycles>
    <meta:document-statistic meta:object-count="18"/>
  </office:meta>
</office:document-meta>
</file>